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482cm"/>
    </style:style>
    <style:style style:name="Таблица1.B" style:family="table-column">
      <style:table-column-properties style:column-width="14.519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1cm" table:align="left"/>
    </style:style>
    <style:style style:name="Таблица2.A" style:family="table-column">
      <style:table-column-properties style:column-width="4.785cm"/>
    </style:style>
    <style:style style:name="Таблица2.B" style:family="table-column">
      <style:table-column-properties style:column-width="6.214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top="0cm" fo:margin-bottom="0.499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README.md (полное описание проекта)</text:span></text:h>
      <text:p text:style-name="Text_20_body">markdown</text:p>
      <text:p text:style-name="Preformatted_20_Text"># Yandex.Disk Tray</text:p>
      <text:p text:style-name="Preformatted_20_Text"/>
      <text:p text:style-name="Preformatted_20_Text">[![Python Version](https://img.shields.io/badge/python-3.8+-blue.svg)](https://www.python.org/downloads/)</text:p>
      <text:p text:style-name="Preformatted_20_Text">[![PyQt6](https://img.shields.io/badge/PyQt6-6.4.0-green.svg)](https://pypi.org/project/PyQt6/)</text:p>
      <text:p text:style-name="Preformatted_20_Text">[![License](https://img.shields.io/badge/license-GPLv3-red.svg)](LICENSE)</text:p>
      <text:p text:style-name="Preformatted_20_Text">[![Linux](https://img.shields.io/badge/platform-Linux-yellow.svg)](https://www.linux.org/)</text:p>
      <text:p text:style-name="Preformatted_20_Text"/>
      <text:p text:style-name="Preformatted_20_Text">**Графический индикатор для Яндекс.Диска в системном трее Linux**</text:p>
      <text:p text:style-name="Preformatted_20_Text"/>
      <text:p text:style-name="Preformatted_20_Text">## 📋 Оглавление</text:p>
      <text:p text:style-name="Preformatted_20_Text"/>
      <text:p text:style-name="Preformatted_20_Text">- [Описание](#-описание)</text:p>
      <text:p text:style-name="Preformatted_20_Text">- [Возможности](#-возможности)</text:p>
      <text:p text:style-name="Preformatted_20_Text">- [Скриншоты](#-скриншоты)</text:p>
      <text:p text:style-name="Preformatted_20_Text">- [Требования](#-требования)</text:p>
      <text:p text:style-name="Preformatted_20_Text">- [Установка](#-установка)</text:p>
      <text:p text:style-name="Preformatted_20_Text">- [Настройка](#-настройка)</text:p>
      <text:p text:style-name="Preformatted_20_Text">- [Использование](#-использование)</text:p>
      <text:p text:style-name="Preformatted_20_Text">- [Архитектура](#-архитектура)</text:p>
      <text:p text:style-name="Preformatted_20_Text">- [Управление](#-управление)</text:p>
      <text:p text:style-name="Preformatted_20_Text">- [Устранение неполадок](#-устранение-неполадок)</text:p>
      <text:p text:style-name="Preformatted_20_Text">- [Разработка](#-разработка)</text:p>
      <text:p text:style-name="Preformatted_20_Text">- [Лицензия](#-лицензия)</text:p>
      <text:p text:style-name="Preformatted_20_Text"/>
      <text:p text:style-name="Preformatted_20_Text">---</text:p>
      <text:p text:style-name="Preformatted_20_Text"/>
      <text:p text:style-name="Preformatted_20_Text">## 📝 Описание</text:p>
      <text:p text:style-name="Preformatted_20_Text"/>
      <text:p text:style-name="Preformatted_20_Text">**Yandex.Disk Tray** — это легковесный графический индикатор для официального консольного клиента Яндекс.Диска (`yandex-disk`). Программа добавляет иконку в системный трей, отображает статус синхронизации и позволяет управлять работой Яндекс.Диска без использования терминала.</text:p>
      <text:p text:style-name="Preformatted_20_Text"/>
      <text:p text:style-name="Preformatted_20_Text">Программа написана на Python с использованием PyQt6 и предназначена для работы в любом Linux окружении (GNOME, KDE, XFCE, и др.).</text:p>
      <text:p text:style-name="Preformatted_20_Text"/>
      <text:p text:style-name="Preformatted_20_Text">---</text:p>
      <text:p text:style-name="Preformatted_20_Text"/>
      <text:p text:style-name="Preformatted_20_Text">## ✨ Возможности</text:p>
      <text:p text:style-name="Preformatted_20_Text"/>
      <text:p text:style-name="Preformatted_20_Text">### Основные функции</text:p>
      <text:p text:style-name="Preformatted_20_Text">- 🟢 **Визуальный индикатор** — цветная иконка в трее показывает статус синхронизации</text:p>
      <text:p text:style-name="Preformatted_20_Text">- 🔄 **Автоматический запуск** — программа запускает `yandex-disk` если он не активен</text:p>
      <text:p text:style-name="Preformatted_20_Text">- ⏱️ **Мониторинг таймаутов** — предупреждение если диск не запускается более 5 секунд</text:p>
      <text:p text:style-name="Preformatted_20_Text">- 🚀 **Автозагрузка** — возможность запуска программы при входе в систему</text:p>
      <text:p text:style-name="Preformatted_20_Text">- 📋 **Просмотр логов** — быстрый доступ к статусу и логам Яндекс.Диска</text:p>
      <text:p text:style-name="Preformatted_20_Text">- 📂 **Быстрое открытие папки** — открытие папки Яндекс.Диска в файловом менеджере</text:p>
      <text:p text:style-name="Preformatted_20_Text"/>
      <text:p text:style-name="Preformatted_20_Text">### Цветовая индикация</text:p>
      <text:p text:style-name="Preformatted_20_Text">| Цвет | Статус | Описание |</text:p>
      <text:p text:style-name="Preformatted_20_Text">|------|--------|----------|</text:p>
      <text:p text:style-name="Preformatted_20_Text"><text:soft-page-break/>| 🟢 Зелёный | Синхронизация | Активная синхронизация файлов |</text:p>
      <text:p text:style-name="Preformatted_20_Text">| 🟡 Жёлтый | Ожидание | Демон работает, ожидает команды |</text:p>
      <text:p text:style-name="Preformatted_20_Text">| 🔴 Серый | Остановлен | Синхронизация остановлена |</text:p>
      <text:p text:style-name="Preformatted_20_Text">| 🔴 Красный | Ошибка | Ошибка синхронизации или процесс не отвечает |</text:p>
      <text:p text:style-name="Preformatted_20_Text">| 🔵 Синий | Загрузка | Начальная загрузка или неопределённый статус |</text:p>
      <text:p text:style-name="Preformatted_20_Text"/>
      <text:p text:style-name="P1">### Меню программы</text:p>
      <text:p text:style-name="Text_20_body">┌─────────────────────────────────────┐<text:line-break/>│ Статус: 🟢 Синхронизация │<text:line-break/>├─────────────────────────────────────┤<text:line-break/>│ ⏸️ Пауза │<text:line-break/>│ ▶️ Возобновить │<text:line-break/>│ 🔄 Принудительная синхронизация │<text:line-break/>│ 🔁 Перезапустить │<text:line-break/>├─────────────────────────────────────┤<text:line-break/>│ 📂 Открыть папку │<text:line-break/>│ 📋 Посмотреть логи │<text:line-break/>├─────────────────────────────────────┤<text:line-break/>│ ✅ Автозапуск (галочка) │<text:line-break/>├─────────────────────────────────────┤<text:line-break/>│ 🚪 Выход │<text:line-break/>└─────────────────────────────────────┘</text:p>
      <text:p text:style-name="Text_20_body">text</text:p>
      <text:p text:style-name="Preformatted_20_Text"/>
      <text:p text:style-name="Preformatted_20_Text">---</text:p>
      <text:p text:style-name="Preformatted_20_Text"/>
      <text:p text:style-name="Preformatted_20_Text">## 📸 Скриншоты</text:p>
      <text:p text:style-name="Preformatted_20_Text"/>
      <text:p text:style-name="P1">### Иконка в трее</text:p>
      <text:p text:style-name="Text_20_body">🔵 - синяя иконка при запуске<text:line-break/>🟢 - зелёная иконка при активной синхронизации<text:line-break/>🟡 - жёлтая иконка при ожидании</text:p>
      <text:p text:style-name="Text_20_body">text</text:p>
      <text:p text:style-name="Preformatted_20_Text"/>
      <text:p text:style-name="P1">### Всплывающее меню</text:p>
      <text:p text:style-name="Text_20_body">[Иконка] Яндекс.Диск<text:line-break/>🟢 Синхронизация активна<text:line-break/>Всего: 31.12 GB<text:line-break/>Занято: 13.59 GB<text:line-break/>Свободно: 17.53 GB</text:p>
      <text:p text:style-name="Text_20_body">text</text:p>
      <text:p text:style-name="Preformatted_20_Text"/>
      <text:p text:style-name="P1">### Уведомления</text:p>
      <text:p text:style-name="Text_20_body"><text:soft-page-break/>┌─────────────────────────────────────┐<text:line-break/>│ 🤖 Яндекс.Диск │<text:line-break/>│ │<text:line-break/>│ ✅ Синхронизация возобновлена │<text:line-break/>└─────────────────────────────────────┘</text:p>
      <text:p text:style-name="Text_20_body">text</text:p>
      <text:p text:style-name="Preformatted_20_Text"/>
      <text:p text:style-name="Preformatted_20_Text">---</text:p>
      <text:p text:style-name="Preformatted_20_Text"/>
      <text:p text:style-name="Preformatted_20_Text">## 📦 Требования</text:p>
      <text:p text:style-name="Preformatted_20_Text"/>
      <text:p text:style-name="Preformatted_20_Text">### Системные требования</text:p>
      <text:p text:style-name="Preformatted_20_Text">- **Операционная система:** Linux (Ubuntu, Debian, Fedora, Arch, и др.)</text:p>
      <text:p text:style-name="Preformatted_20_Text">- **Python:** версия 3.8 или выше</text:p>
      <text:p text:style-name="Preformatted_20_Text">- **Дисплейный менеджер:** поддержка системного трея (GNOME, KDE, XFCE)</text:p>
      <text:p text:style-name="Preformatted_20_Text"/>
      <text:p text:style-name="Preformatted_20_Text">### Зависимости</text:p>
      <text:p text:style-name="Preformatted_20_Text">| Пакет | Назначение |</text:p>
      <text:p text:style-name="Preformatted_20_Text">|-------|------------|</text:p>
      <text:p text:style-name="Preformatted_20_Text">| `yandex-disk` | Официальный консольный клиент |</text:p>
      <text:p text:style-name="Preformatted_20_Text">| `PyQt6` | Графический фреймворк |</text:p>
      <text:p text:style-name="Preformatted_20_Text">| `python3-pyqt6` | Python биндинги для PyQt6 |</text:p>
      <text:p text:style-name="Preformatted_20_Text">| `xdg-utils` | Открытие папок и файлов |</text:p>
      <text:p text:style-name="Preformatted_20_Text">| `libnotify-bin` | Системные уведомления |</text:p>
      <text:p text:style-name="Preformatted_20_Text">| `zenity` (опционально) | Диалоговые окна |</text:p>
      <text:p text:style-name="Preformatted_20_Text"/>
      <text:p text:style-name="Preformatted_20_Text">---</text:p>
      <text:p text:style-name="Preformatted_20_Text"/>
      <text:p text:style-name="Preformatted_20_Text">## 🔧 Установка</text:p>
      <text:p text:style-name="Preformatted_20_Text"/>
      <text:p text:style-name="Preformatted_20_Text">### 1. Установка зависимостей</text:p>
      <text:p text:style-name="Preformatted_20_Text"/>
      <text:p text:style-name="Preformatted_20_Text">#### Ubuntu/Debian</text:p>
      <text:p text:style-name="Preformatted_20_Text">```bash</text:p>
      <text:p text:style-name="Preformatted_20_Text"># Обновление пакетов</text:p>
      <text:p text:style-name="Preformatted_20_Text">sudo apt update</text:p>
      <text:p text:style-name="Preformatted_20_Text"/>
      <text:p text:style-name="Preformatted_20_Text"># Установка yandex-disk (официальный репозиторий)</text:p>
      <text:p text:style-name="Preformatted_20_Text">echo "deb http://repo.yandex.ru/yandex-disk/deb/ stable main" | sudo tee /etc/apt/sources.list.d/yandex-disk.list</text:p>
      <text:p text:style-name="Preformatted_20_Text">wget http://repo.yandex.ru/yandex-disk/YANDEX-DISCH-KEY.GPG -O- | sudo apt-key add -</text:p>
      <text:p text:style-name="Preformatted_20_Text">sudo apt update</text:p>
      <text:p text:style-name="Preformatted_20_Text">sudo apt install yandex-disk</text:p>
      <text:p text:style-name="Preformatted_20_Text"/>
      <text:p text:style-name="Preformatted_20_Text"># Установка Python и PyQt6</text:p>
      <text:p text:style-name="Preformatted_20_Text">sudo apt install python3 python3-pip python3-pyqt6</text:p>
      <text:p text:style-name="Preformatted_20_Text"/>
      <text:p text:style-name="Preformatted_20_Text"># Установка дополнительных утилит</text:p>
      <text:p text:style-name="P1">sudo apt install xdg-utils libnotify-bin zenity</text:p>
      <text:h text:style-name="Heading_20_4" text:outline-level="4">Fedora/RHEL</text:h>
      <text:p text:style-name="Text_20_body">bash</text:p>
      <text:p text:style-name="Preformatted_20_Text"># Установка yandex-disk</text:p>
      <text:p text:style-name="Preformatted_20_Text">sudo dnf install https://repo.yandex.ru/yandex-disk/rpm/stable/x86_64/yandex-disk-1.0.2-1.x86_64.rpm</text:p>
      <text:p text:style-name="Preformatted_20_Text"/>
      <text:p text:style-name="Preformatted_20_Text"># Установка Python и PyQt6</text:p>
      <text:p text:style-name="Preformatted_20_Text"><text:soft-page-break/>sudo dnf install python3 python3-pip python3-qt6</text:p>
      <text:p text:style-name="Preformatted_20_Text"/>
      <text:p text:style-name="Preformatted_20_Text"># Установка дополнительных утилит</text:p>
      <text:p text:style-name="P1">sudo dnf install xdg-utils libnotify zenity</text:p>
      <text:h text:style-name="Heading_20_4" text:outline-level="4">Arch Linux</text:h>
      <text:p text:style-name="Text_20_body">bash</text:p>
      <text:p text:style-name="Preformatted_20_Text"># Установка yandex-disk</text:p>
      <text:p text:style-name="Preformatted_20_Text">yay -S yandex-disk</text:p>
      <text:p text:style-name="Preformatted_20_Text"/>
      <text:p text:style-name="Preformatted_20_Text"># Установка Python и PyQt6</text:p>
      <text:p text:style-name="Preformatted_20_Text">sudo pacman -S python python-pip python-pyqt6</text:p>
      <text:p text:style-name="Preformatted_20_Text"/>
      <text:p text:style-name="Preformatted_20_Text"># Установка дополнительных утилит</text:p>
      <text:p text:style-name="P1">sudo pacman -S xdg-utils libnotify zenity</text:p>
      <text:h text:style-name="Heading_20_3" text:outline-level="3">2. Установка программы</text:h>
      <text:p text:style-name="Text_20_body">bash</text:p>
      <text:p text:style-name="Preformatted_20_Text"># Клонирование репозитория</text:p>
      <text:p text:style-name="Preformatted_20_Text">git clone https://github.com/yourusername/yandex-disk-tray.git</text:p>
      <text:p text:style-name="Preformatted_20_Text">cd yandex-disk-tray</text:p>
      <text:p text:style-name="Preformatted_20_Text"/>
      <text:p text:style-name="Preformatted_20_Text"># Установка через pip (рекомендуется)</text:p>
      <text:p text:style-name="Preformatted_20_Text">pip install --user .</text:p>
      <text:p text:style-name="Preformatted_20_Text"/>
      <text:p text:style-name="Preformatted_20_Text"># Или запуск напрямую</text:p>
      <text:p text:style-name="P1">python3 main.py</text:p>
      <text:h text:style-name="Heading_20_3" text:outline-level="3">3. Настройка yandex-disk (первый запуск)</text:h>
      <text:p text:style-name="Text_20_body">bash</text:p>
      <text:p text:style-name="Preformatted_20_Text"># Запуск мастера настройки</text:p>
      <text:p text:style-name="Preformatted_20_Text">yandex-disk setup</text:p>
      <text:p text:style-name="Preformatted_20_Text"/>
      <text:p text:style-name="Preformatted_20_Text"># Следуйте инструкциям:</text:p>
      <text:p text:style-name="Preformatted_20_Text"># - Войдите в свой аккаунт Яндекс</text:p>
      <text:p text:style-name="Preformatted_20_Text"># - Разрешите доступ</text:p>
      <text:p text:style-name="P1"># - Укажите путь к папке (по умолчанию ~/Yandex.Disk)</text:p>
      <text:p text:style-name="Horizontal_20_Line"/>
      <text:h text:style-name="Heading_20_2" text:outline-level="2">⚙️ Настройка</text:h>
      <text:h text:style-name="Heading_20_3" text:outline-level="3">Автозапуск программы</text:h>
      <text:p text:style-name="Text_20_body">Программа автоматически добавляет себя в автозагрузку при установке галочки в меню. Файл автозапуска сохраняется в:</text:p>
      <text:p text:style-name="Text_20_body">text</text:p>
      <text:p text:style-name="P1">~/.config/autostart/yandex-disk-tray.desktop</text:p>
      <text:h text:style-name="Heading_20_3" text:outline-level="3"><text:soft-page-break/>Ручная настройка автозапуска</text:h>
      <text:p text:style-name="Text_20_body">bash</text:p>
      <text:p text:style-name="Preformatted_20_Text"># Создание файла автозапуска вручную</text:p>
      <text:p text:style-name="Preformatted_20_Text">mkdir -p ~/.config/autostart</text:p>
      <text:p text:style-name="Preformatted_20_Text">cat &gt; ~/.config/autostart/yandex-disk-tray.desktop &lt;&lt; EOF</text:p>
      <text:p text:style-name="Preformatted_20_Text">[Desktop Entry]</text:p>
      <text:p text:style-name="Preformatted_20_Text">Type=Application</text:p>
      <text:p text:style-name="Preformatted_20_Text">Name=Yandex.Disk Tray</text:p>
      <text:p text:style-name="Preformatted_20_Text">Comment=GUI для Яндекс.Диска</text:p>
      <text:p text:style-name="Preformatted_20_Text">Exec=$HOME/.local/bin/yandex-disk-tray</text:p>
      <text:p text:style-name="Preformatted_20_Text">Icon=yandex-disk</text:p>
      <text:p text:style-name="Preformatted_20_Text">Terminal=false</text:p>
      <text:p text:style-name="Preformatted_20_Text">Categories=Network;FileTransfer;</text:p>
      <text:p text:style-name="Preformatted_20_Text">X-GNOME-Autostart-enabled=true</text:p>
      <text:p text:style-name="P1">EOF</text:p>
      <text:h text:style-name="Heading_20_3" text:outline-level="3">Настройка иконок</text:h>
      <text:p text:style-name="Text_20_body">Если иконки не отображаются, создайте их вручную:</text:p>
      <text:p text:style-name="Text_20_body">bash</text:p>
      <text:p text:style-name="Preformatted_20_Text"># Создание иконок</text:p>
      <text:p text:style-name="Preformatted_20_Text">mkdir -p ~/.local/share/icons/hicolor/scalable/apps</text:p>
      <text:p text:style-name="Preformatted_20_Text"/>
      <text:p text:style-name="Preformatted_20_Text"># Зелёная иконка (синхронизация)</text:p>
      <text:p text:style-name="Preformatted_20_Text">cat &gt; ~/.local/share/icons/hicolor/scalable/apps/yandex-disk-running.svg &lt;&lt; 'EOF'</text:p>
      <text:p text:style-name="Preformatted_20_Text">&lt;svg width="128" height="128" xmlns="http://www.w3.org/2000/svg"&gt;</text:p>
      <text:p text:style-name="Preformatted_20_Text"><text:s/>&lt;circle cx="64" cy="64" r="56" fill="#4caf50"/&gt;</text:p>
      <text:p text:style-name="Preformatted_20_Text"><text:s/>&lt;text x="64" y="86" font-size="48" text-anchor="middle" fill="white"&gt;Я&lt;/text&gt;</text:p>
      <text:p text:style-name="Preformatted_20_Text">&lt;/svg&gt;</text:p>
      <text:p text:style-name="Preformatted_20_Text">EOF</text:p>
      <text:p text:style-name="Preformatted_20_Text"/>
      <text:p text:style-name="Preformatted_20_Text"># Жёлтая иконка (ожидание)</text:p>
      <text:p text:style-name="Preformatted_20_Text">cat &gt; ~/.local/share/icons/hicolor/scalable/apps/yandex-disk-waiting.svg &lt;&lt; 'EOF'</text:p>
      <text:p text:style-name="Preformatted_20_Text">&lt;svg width="128" height="128" xmlns="http://www.w3.org/2000/svg"&gt;</text:p>
      <text:p text:style-name="Preformatted_20_Text"><text:s/>&lt;circle cx="64" cy="64" r="56" fill="#ffc107"/&gt;</text:p>
      <text:p text:style-name="Preformatted_20_Text"><text:s/>&lt;text x="64" y="86" font-size="48" text-anchor="middle" fill="white"&gt;Я&lt;/text&gt;</text:p>
      <text:p text:style-name="Preformatted_20_Text">&lt;/svg&gt;</text:p>
      <text:p text:style-name="Preformatted_20_Text">EOF</text:p>
      <text:p text:style-name="Preformatted_20_Text"/>
      <text:p text:style-name="Preformatted_20_Text"># Серая иконка (остановлен)</text:p>
      <text:p text:style-name="Preformatted_20_Text">cat &gt; ~/.local/share/icons/hicolor/scalable/apps/yandex-disk-paused.svg &lt;&lt; 'EOF'</text:p>
      <text:p text:style-name="Preformatted_20_Text">&lt;svg width="128" height="128" xmlns="http://www.w3.org/2000/svg"&gt;</text:p>
      <text:p text:style-name="Preformatted_20_Text"><text:s/>&lt;circle cx="64" cy="64" r="56" fill="#9e9e9e"/&gt;</text:p>
      <text:p text:style-name="Preformatted_20_Text"><text:s/>&lt;text x="64" y="86" font-size="48" text-anchor="middle" fill="white"&gt;Я&lt;/text&gt;</text:p>
      <text:p text:style-name="Preformatted_20_Text">&lt;/svg&gt;</text:p>
      <text:p text:style-name="Preformatted_20_Text">EOF</text:p>
      <text:p text:style-name="Preformatted_20_Text"/>
      <text:p text:style-name="Preformatted_20_Text"># Обновление кэша иконок</text:p>
      <text:p text:style-name="P1">gtk-update-icon-cache -f ~/.local/share/icons/hicolor</text:p>
      <text:p text:style-name="Horizontal_20_Line"/>
      <text:h text:style-name="Heading_20_2" text:outline-level="2"><text:soft-page-break/>🖱️ Использование</text:h>
      <text:h text:style-name="Heading_20_3" text:outline-level="3">Запуск программы</text:h>
      <text:p text:style-name="Text_20_body">bash</text:p>
      <text:p text:style-name="Preformatted_20_Text"># Запуск из терминала (для отладки)</text:p>
      <text:p text:style-name="Preformatted_20_Text">python3 main.py</text:p>
      <text:p text:style-name="Preformatted_20_Text"/>
      <text:p text:style-name="Preformatted_20_Text"># Запуск в фоне</text:p>
      <text:p text:style-name="Preformatted_20_Text">python3 main.py &amp;</text:p>
      <text:p text:style-name="Preformatted_20_Text"/>
      <text:p text:style-name="Preformatted_20_Text"># Запуск через установленную команду</text:p>
      <text:p text:style-name="P1">yandex-disk-tray</text:p>
      <text:h text:style-name="Heading_20_3" text:outline-level="3">Управление через меню</text:h>
      <text:list text:style-name="L1">
        <text:list-item>
          <text:p text:style-name="P2"><text:span text:style-name="Strong_20_Emphasis">Клик правой кнопкой</text:span> по иконке в трее</text:p>
        </text:list-item>
        <text:list-item>
          <text:p text:style-name="P2">Выберите нужное действие:</text:p>
          <text:list>
            <text:list-item>
              <text:p text:style-name="P2"><text:span text:style-name="Strong_20_Emphasis">Пауза</text:span> — остановка синхронизации (диск не перезапускается автоматически)</text:p>
            </text:list-item>
            <text:list-item>
              <text:p text:style-name="P2"><text:span text:style-name="Strong_20_Emphasis">Возобновить</text:span> — запуск синхронизации</text:p>
            </text:list-item>
            <text:list-item>
              <text:p text:style-name="P2"><text:span text:style-name="Strong_20_Emphasis">Принудительная синхронизация</text:span> — немедленная синхронизация всех файлов</text:p>
            </text:list-item>
            <text:list-item>
              <text:p text:style-name="P2"><text:span text:style-name="Strong_20_Emphasis">Перезапустить</text:span> — остановка и запуск Яндекс.Диска</text:p>
            </text:list-item>
            <text:list-item>
              <text:p text:style-name="P2"><text:span text:style-name="Strong_20_Emphasis">Открыть папку</text:span> — открытие папки Яндекс.Диска в файловом менеджере</text:p>
            </text:list-item>
            <text:list-item>
              <text:p text:style-name="P2"><text:span text:style-name="Strong_20_Emphasis">Посмотреть логи</text:span> — отображение статуса и процессов в терминале</text:p>
            </text:list-item>
            <text:list-item>
              <text:p text:style-name="P2"><text:span text:style-name="Strong_20_Emphasis">Автозапуск</text:span> — добавление/удаление программы из автозагрузки</text:p>
            </text:list-item>
            <text:list-item>
              <text:p text:style-name="P2"><text:span text:style-name="Strong_20_Emphasis">Выход</text:span> — закрытие программы</text:p>
            </text:list-item>
          </text:list>
        </text:list-item>
      </text:list>
      <text:h text:style-name="Heading_20_3" text:outline-level="3">Горячие клавиши</text:h>
      <text:p text:style-name="Text_20_body">Программа не имеет горячих клавиш, но вы можете назначить их в настройках вашего окружения рабочего стола.</text:p>
      <text:p text:style-name="Horizontal_20_Line"/>
      <text:h text:style-name="Heading_20_2" text:outline-level="2">🏗️ Архитектура</text:h>
      <text:h text:style-name="Heading_20_3" text:outline-level="3">Структура проекта</text:h>
      <text:p text:style-name="Text_20_body">text</text:p>
      <text:p text:style-name="Preformatted_20_Text">yandex-disk-tray/</text:p>
      <text:p text:style-name="Preformatted_20_Text">├── main.py <text:s text:c="16"/># Точка входа</text:p>
      <text:p text:style-name="Preformatted_20_Text">├── tray_icon.py <text:s text:c="10"/># Класс иконки в трее</text:p>
      <text:p text:style-name="Preformatted_20_Text">├── monitor.py <text:s text:c="12"/># Мониторинг Яндекс.Диска</text:p>
      <text:p text:style-name="Preformatted_20_Text">├── utils.py <text:s text:c="14"/># Вспомогательные функции</text:p>
      <text:p text:style-name="Preformatted_20_Text">├── requirements.txt <text:s text:c="6"/># Зависимости</text:p>
      <text:p text:style-name="Preformatted_20_Text">├── setup.py <text:s text:c="14"/># Установка</text:p>
      <text:p text:style-name="Preformatted_20_Text">├── yandex-disk-tray.desktop # Файл автозапуска</text:p>
      <text:p text:style-name="P1">└── README.md <text:s text:c="13"/># Документация</text:p>
      <text:h text:style-name="Heading_20_3" text:outline-level="3"><text:soft-page-break/>Компоненты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Компонент</text:p>
            </table:table-cell>
            <table:table-cell table:style-name="Таблица1.A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trong_20_Emphasis">main.py</text:span></text:p>
          </table:table-cell>
          <table:table-cell table:style-name="Таблица1.A1" office:value-type="string">
            <text:p text:style-name="Table_20_Contents">Инициализация приложения, проверка зависимостей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tray_icon.py</text:span></text:p>
          </table:table-cell>
          <table:table-cell table:style-name="Таблица1.A1" office:value-type="string">
            <text:p text:style-name="Table_20_Contents">Создание и управление иконкой в трее, меню, обработка действий пользователя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monitor.py</text:span></text:p>
          </table:table-cell>
          <table:table-cell table:style-name="Таблица1.A1" office:value-type="string">
            <text:p text:style-name="Table_20_Contents">Фоновый мониторинг процесса yandex-disk, проверка статуса, автоматический запуск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utils.py</text:span></text:p>
          </table:table-cell>
          <table:table-cell table:style-name="Таблица1.A1" office:value-type="string">
            <text:p text:style-name="Table_20_Contents">Вспомогательные функции: автозапуск, открытие папки, логи</text:p>
          </table:table-cell>
        </table:table-row>
      </table:table>
      <text:h text:style-name="Heading_20_3" text:outline-level="3">Диаграмма архитектуры</text:h>
      <text:p text:style-name="Text_20_body">text</text:p>
      <text:p text:style-name="Preformatted_20_Text">┌─────────────────────────────────────────────────────────────┐</text:p>
      <text:p text:style-name="Preformatted_20_Text">│ <text:s text:c="22"/>Yandex.Disk Tray <text:s text:c="21"/>│</text:p>
      <text:p text:style-name="Preformatted_20_Text">├─────────────────────────────────────────────────────────────┤</text:p>
      <text:p text:style-name="Preformatted_20_Text">│ <text:s/>┌─────────────┐ <text:s text:c="3"/>┌─────────────┐ <text:s text:c="3"/>┌─────────────┐ <text:s text:c="4"/>│</text:p>
      <text:p text:style-name="Preformatted_20_Text">│ <text:s/>│ <text:s/>main.py <text:s text:c="3"/>│───▶│ tray_icon.py│───▶│ <text:s/>monitor.py │ <text:s text:c="4"/>│</text:p>
      <text:p text:style-name="Preformatted_20_Text">│ <text:s/>└─────────────┘ <text:s text:c="3"/>└─────────────┘ <text:s text:c="3"/>└─────────────┘ <text:s text:c="4"/>│</text:p>
      <text:p text:style-name="Preformatted_20_Text">│ <text:s text:c="8"/>│ <text:s text:c="16"/>│ <text:s text:c="18"/>│ <text:s text:c="12"/>│</text:p>
      <text:p text:style-name="Preformatted_20_Text">│ <text:s text:c="8"/>▼ <text:s text:c="16"/>▼ <text:s text:c="18"/>▼ <text:s text:c="12"/>│</text:p>
      <text:p text:style-name="Preformatted_20_Text">│ <text:s/>┌─────────────────────────────────────────────────┐ <text:s text:c="6"/>│</text:p>
      <text:p text:style-name="Preformatted_20_Text">│ <text:s/>│ <text:s text:c="17"/>utils.py <text:s text:c="22"/>│ <text:s text:c="6"/>│</text:p>
      <text:p text:style-name="Preformatted_20_Text">│ <text:s/>└─────────────────────────────────────────────────┘ <text:s text:c="6"/>│</text:p>
      <text:p text:style-name="Preformatted_20_Text">└─────────────────────────────────────────────────────────────┘</text:p>
      <text:p text:style-name="Preformatted_20_Text"><text:s text:c="30"/>│</text:p>
      <text:p text:style-name="Preformatted_20_Text"><text:s text:c="30"/>▼</text:p>
      <text:p text:style-name="Preformatted_20_Text"><text:s text:c="20"/>┌─────────────────┐</text:p>
      <text:p text:style-name="Preformatted_20_Text"><text:s text:c="20"/>│ <text:s/>yandex-disk <text:s text:c="3"/>│</text:p>
      <text:p text:style-name="Preformatted_20_Text"><text:s text:c="20"/>│ <text:s/>(CLI client) <text:s text:c="2"/>│</text:p>
      <text:p text:style-name="P1"><text:s text:c="20"/>└─────────────────┘</text:p>
      <text:p text:style-name="Horizontal_20_Line"/>
      <text:h text:style-name="Heading_20_2" text:outline-level="2">🎮 Управление</text:h>
      <text:h text:style-name="Heading_20_3" text:outline-level="3">Команды для управления Яндекс.Диском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Table_20_Heading">Команда</text:p>
            </table:table-cell>
            <table:table-cell table:style-name="Таблица2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yandex-disk start</text:span></text:p>
          </table:table-cell>
          <table:table-cell table:style-name="Таблица2.A1" office:value-type="string">
            <text:p text:style-name="Table_20_Contents">Запуск демона синхронизации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yandex-disk stop</text:span></text:p>
          </table:table-cell>
          <table:table-cell table:style-name="Таблица2.A1" office:value-type="string">
            <text:p text:style-name="Table_20_Contents">Остановка демона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yandex-disk status</text:span></text:p>
          </table:table-cell>
          <table:table-cell table:style-name="Таблица2.A1" office:value-type="string">
            <text:p text:style-name="Table_20_Contents">Просмотр статуса и информации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yandex-disk sync</text:span></text:p>
          </table:table-cell>
          <table:table-cell table:style-name="Таблица2.A1" office:value-type="string">
            <text:p text:style-name="Table_20_Contents">Принудительная синхронизация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yandex-disk setup</text:span></text:p>
          </table:table-cell>
          <table:table-cell table:style-name="Таблица2.A1" office:value-type="string">
            <text:p text:style-name="Table_20_Contents">Первоначальная настройка</text:p>
          </table:table-cell>
        </table:table-row>
      </table:table>
      <text:h text:style-name="Heading_20_3" text:outline-level="3">Проверка статуса в терминале</text:h>
      <text:p text:style-name="Text_20_body">bash</text:p>
      <text:p text:style-name="Preformatted_20_Text"># Просмотр статуса</text:p>
      <text:p text:style-name="Preformatted_20_Text">yandex-disk status</text:p>
      <text:p text:style-name="Preformatted_20_Text"/>
      <text:p text:style-name="Preformatted_20_Text"># Просмотр процессов</text:p>
      <text:p text:style-name="Preformatted_20_Text">ps aux | grep yandex-disk</text:p>
      <text:p text:style-name="Preformatted_20_Text"/>
      <text:p text:style-name="Preformatted_20_Text"># Просмотр логов (через journalctl)</text:p>
      <text:p text:style-name="P1"><text:soft-page-break/>journalctl -u yandex-disk --no-pager -n 50</text:p>
      <text:p text:style-name="Horizontal_20_Line"/>
      <text:h text:style-name="Heading_20_2" text:outline-level="2">🐛 Устранение неполадок</text:h>
      <text:h text:style-name="Heading_20_3" text:outline-level="3">Иконка не появляется в трее</text:h>
      <text:p text:style-name="Text_20_body"><text:span text:style-name="Strong_20_Emphasis">Проблема:</text:span> Иконка программы не отображается в системном трее.</text:p>
      <text:p text:style-name="Text_20_body"><text:span text:style-name="Strong_20_Emphasis">Решение:</text:span></text:p>
      <text:p text:style-name="Text_20_body">bash</text:p>
      <text:p text:style-name="Preformatted_20_Text"># Проверка окружения</text:p>
      <text:p text:style-name="Preformatted_20_Text">echo $XDG_CURRENT_DESKTOP</text:p>
      <text:p text:style-name="Preformatted_20_Text"/>
      <text:p text:style-name="Preformatted_20_Text"># Для GNOME: установите расширение AppIndicator</text:p>
      <text:p text:style-name="Preformatted_20_Text">sudo apt install gnome-shell-extension-appindicator</text:p>
      <text:p text:style-name="Preformatted_20_Text">gnome-extensions enable appindicatorsupport@rgcjonas.gmail.com</text:p>
      <text:p text:style-name="Preformatted_20_Text"/>
      <text:p text:style-name="Preformatted_20_Text"># Для KDE: добавьте виджет System Tray</text:p>
      <text:p text:style-name="P1"># Правой кнопкой на панель -&gt; Добавить виджеты -&gt; System Tray</text:p>
      <text:h text:style-name="Heading_20_3" text:outline-level="3">Статус не обновляется</text:h>
      <text:p text:style-name="Text_20_body"><text:span text:style-name="Strong_20_Emphasis">Проблема:</text:span> Иконка показывает неправильный статус.</text:p>
      <text:p text:style-name="Text_20_body"><text:span text:style-name="Strong_20_Emphasis">Решение:</text:span></text:p>
      <text:p text:style-name="Text_20_body">bash</text:p>
      <text:p text:style-name="Preformatted_20_Text"># Проверка работы yandex-disk</text:p>
      <text:p text:style-name="Preformatted_20_Text">yandex-disk status</text:p>
      <text:p text:style-name="Preformatted_20_Text"/>
      <text:p text:style-name="Preformatted_20_Text"># Перезапуск монитора</text:p>
      <text:p text:style-name="Preformatted_20_Text">pkill -f yandex-disk-tray</text:p>
      <text:p text:style-name="Preformatted_20_Text">python3 main.py</text:p>
      <text:p text:style-name="Preformatted_20_Text"/>
      <text:p text:style-name="Preformatted_20_Text"># Проверка прав доступа</text:p>
      <text:p text:style-name="P1">ls -la ~/.config/yandex-disk/</text:p>
      <text:h text:style-name="Heading_20_3" text:outline-level="3">Автозапуск не работает</text:h>
      <text:p text:style-name="Text_20_body"><text:span text:style-name="Strong_20_Emphasis">Проблема:</text:span> Программа не запускается при входе в систему.</text:p>
      <text:p text:style-name="Text_20_body"><text:span text:style-name="Strong_20_Emphasis">Решение:</text:span></text:p>
      <text:p text:style-name="Text_20_body">bash</text:p>
      <text:p text:style-name="Preformatted_20_Text"># Проверка существования файла</text:p>
      <text:p text:style-name="Preformatted_20_Text">ls -la ~/.config/autostart/yandex-disk-tray.desktop</text:p>
      <text:p text:style-name="Preformatted_20_Text"/>
      <text:p text:style-name="Preformatted_20_Text"># Проверка прав доступа</text:p>
      <text:p text:style-name="Preformatted_20_Text">chmod +x ~/.config/autostart/yandex-disk-tray.desktop</text:p>
      <text:p text:style-name="Preformatted_20_Text"/>
      <text:p text:style-name="Preformatted_20_Text"># Проверка содержимого</text:p>
      <text:p text:style-name="Preformatted_20_Text">cat ~/.config/autostart/yandex-disk-tray.desktop</text:p>
      <text:p text:style-name="Preformatted_20_Text"/>
      <text:p text:style-name="P1"># Ручное добавление (см. раздел "Настройка")</text:p>
      <text:h text:style-name="Heading_20_3" text:outline-level="3"><text:soft-page-break/>Ошибка "yandex-disk not found"</text:h>
      <text:p text:style-name="Text_20_body"><text:span text:style-name="Strong_20_Emphasis">Проблема:</text:span> Программа не находит установленный yandex-disk.</text:p>
      <text:p text:style-name="Text_20_body"><text:span text:style-name="Strong_20_Emphasis">Решение:</text:span></text:p>
      <text:p text:style-name="Text_20_body">bash</text:p>
      <text:p text:style-name="Preformatted_20_Text"># Проверка установки</text:p>
      <text:p text:style-name="Preformatted_20_Text">which yandex-disk</text:p>
      <text:p text:style-name="Preformatted_20_Text"/>
      <text:p text:style-name="Preformatted_20_Text"># Установка yandex-disk</text:p>
      <text:p text:style-name="Preformatted_20_Text">sudo apt install yandex-disk</text:p>
      <text:p text:style-name="Preformatted_20_Text"/>
      <text:p text:style-name="Preformatted_20_Text"># Перенастройка</text:p>
      <text:p text:style-name="P1">yandex-disk setup</text:p>
      <text:h text:style-name="Heading_20_3" text:outline-level="3">Пауза не работает (диск перезапускается)</text:h>
      <text:p text:style-name="Text_20_body"><text:span text:style-name="Strong_20_Emphasis">Проблема:</text:span> При нажатии "Пауза" диск останавливается, но сразу перезапускается.</text:p>
      <text:p text:style-name="Text_20_body"><text:span text:style-name="Strong_20_Emphasis">Решение:</text:span> Это исправлено в последней версии. Обновите программу:</text:p>
      <text:p text:style-name="Text_20_body">bash</text:p>
      <text:p text:style-name="Preformatted_20_Text">git pull</text:p>
      <text:p text:style-name="P1">pip install --user --upgrade .</text:p>
      <text:p text:style-name="Horizontal_20_Line"/>
      <text:h text:style-name="Heading_20_2" text:outline-level="2">🛠️ Разработка</text:h>
      <text:h text:style-name="Heading_20_3" text:outline-level="3">Установка для разработки</text:h>
      <text:p text:style-name="Text_20_body">bash</text:p>
      <text:p text:style-name="Preformatted_20_Text"># Клонирование репозитория</text:p>
      <text:p text:style-name="Preformatted_20_Text">git clone https://github.com/yourusername/yandex-disk-tray.git</text:p>
      <text:p text:style-name="Preformatted_20_Text">cd yandex-disk-tray</text:p>
      <text:p text:style-name="Preformatted_20_Text"/>
      <text:p text:style-name="Preformatted_20_Text"># Создание виртуального окружения</text:p>
      <text:p text:style-name="Preformatted_20_Text">python3 -m venv venv</text:p>
      <text:p text:style-name="Preformatted_20_Text">source venv/bin/activate</text:p>
      <text:p text:style-name="Preformatted_20_Text"/>
      <text:p text:style-name="Preformatted_20_Text"># Установка зависимостей</text:p>
      <text:p text:style-name="Preformatted_20_Text">pip install -r requirements.txt</text:p>
      <text:p text:style-name="Preformatted_20_Text"/>
      <text:p text:style-name="Preformatted_20_Text"># Запуск в режиме отладки</text:p>
      <text:p text:style-name="P1">python3 main.py</text:p>
      <text:h text:style-name="Heading_20_3" text:outline-level="3">Структура кода</text:h>
      <text:p text:style-name="Text_20_body">python</text:p>
      <text:p text:style-name="Preformatted_20_Text"># main.py - точка входа</text:p>
      <text:p text:style-name="Preformatted_20_Text">def main():</text:p>
      <text:p text:style-name="Preformatted_20_Text"><text:s text:c="4"/># Проверка зависимостей</text:p>
      <text:p text:style-name="Preformatted_20_Text"><text:s text:c="4"/># Создание QApplication</text:p>
      <text:p text:style-name="Preformatted_20_Text"><text:s text:c="4"/># Запуск YandexDiskTray</text:p>
      <text:p text:style-name="Preformatted_20_Text"/>
      <text:p text:style-name="Preformatted_20_Text"><text:soft-page-break/># tray_icon.py - GUI</text:p>
      <text:p text:style-name="Preformatted_20_Text">class YandexDiskTray:</text:p>
      <text:p text:style-name="Preformatted_20_Text"><text:s text:c="4"/>def __init__(self):</text:p>
      <text:p text:style-name="Preformatted_20_Text"><text:s text:c="8"/># Создание иконок</text:p>
      <text:p text:style-name="Preformatted_20_Text"><text:s text:c="8"/># Создание меню</text:p>
      <text:p text:style-name="Preformatted_20_Text"><text:s text:c="8"/># Запуск монитора</text:p>
      <text:p text:style-name="Preformatted_20_Text"/>
      <text:p text:style-name="Preformatted_20_Text"># monitor.py - бизнес-логика</text:p>
      <text:p text:style-name="Preformatted_20_Text">class YandexDiskMonitor:</text:p>
      <text:p text:style-name="Preformatted_20_Text"><text:s text:c="4"/>def run(self):</text:p>
      <text:p text:style-name="Preformatted_20_Text"><text:s text:c="8"/># Основной цикл мониторинга</text:p>
      <text:p text:style-name="Preformatted_20_Text"><text:s text:c="8"/>while self.running:</text:p>
      <text:p text:style-name="Preformatted_20_Text"><text:s text:c="12"/># Проверка процесса</text:p>
      <text:p text:style-name="Preformatted_20_Text"><text:s text:c="12"/># Получение статуса</text:p>
      <text:p text:style-name="Preformatted_20_Text"><text:s text:c="12"/># Эмит сигналов</text:p>
      <text:p text:style-name="Preformatted_20_Text"/>
      <text:p text:style-name="Preformatted_20_Text"># utils.py - утилиты</text:p>
      <text:p text:style-name="Preformatted_20_Text">def is_autostart_enabled(): ...</text:p>
      <text:p text:style-name="Preformatted_20_Text">def set_autostart(): ...</text:p>
      <text:p text:style-name="Preformatted_20_Text">def open_folder(): ...</text:p>
      <text:p text:style-name="P1">def show_logs(): ...</text:p>
      <text:h text:style-name="Heading_20_3" text:outline-level="3">Добавление новых функций</text:h>
      <text:list text:style-name="L2">
        <text:list-item>
          <text:p text:style-name="P3"><text:span text:style-name="Strong_20_Emphasis">Новая кнопка в меню:</text:span></text:p>
          <text:p text:style-name="P3">python</text:p>
          <text:p text:style-name="P4"># в tray_icon.py -&gt; create_menu()</text:p>
          <text:p text:style-name="P4">new_action = QAction("✨ Новая функция")</text:p>
          <text:p text:style-name="P4">new_action.triggered.connect(self.on_new_function)</text:p>
          <text:p text:style-name="P4">self.menu.addAction(new_action)</text:p>
          <text:p text:style-name="P4"/>
          <text:p text:style-name="P4">def on_new_function(self):</text:p>
          <text:p text:style-name="P4"><text:s text:c="4"/># Реализация</text:p>
          <text:p text:style-name="P5"><text:s text:c="4"/>pass</text:p>
        </text:list-item>
        <text:list-item>
          <text:p text:style-name="P3"><text:span text:style-name="Strong_20_Emphasis">Новая команда в монитор:</text:span></text:p>
          <text:p text:style-name="P3">python</text:p>
          <text:p text:style-name="P4"># в monitor.py</text:p>
          <text:p text:style-name="P4">def new_command(self):</text:p>
          <text:p text:style-name="P4"><text:s text:c="4"/>try:</text:p>
          <text:p text:style-name="P4"><text:s text:c="8"/>subprocess.run(["yandex-disk", "new-command"])</text:p>
          <text:p text:style-name="P4"><text:s text:c="4"/>except Exception as e:</text:p>
          <text:p text:style-name="P5"><text:s text:c="8"/>print(f"Ошибка: {e}")</text:p>
        </text:list-item>
      </text:list>
      <text:h text:style-name="Heading_20_3" text:outline-level="3">Тестирование</text:h>
      <text:p text:style-name="Text_20_body">bash</text:p>
      <text:p text:style-name="Preformatted_20_Text"># Ручное тестирование</text:p>
      <text:p text:style-name="Preformatted_20_Text">python3 main.py</text:p>
      <text:p text:style-name="Preformatted_20_Text"/>
      <text:p text:style-name="Preformatted_20_Text"># Проверка статуса</text:p>
      <text:p text:style-name="Preformatted_20_Text">yandex-disk status</text:p>
      <text:p text:style-name="Preformatted_20_Text"/>
      <text:p text:style-name="Preformatted_20_Text"># Проверка процессов</text:p>
      <text:p text:style-name="Preformatted_20_Text">ps aux | grep yandex-disk</text:p>
      <text:p text:style-name="Preformatted_20_Text"/>
      <text:p text:style-name="Preformatted_20_Text"># Проверка автозапуска</text:p>
      <text:p text:style-name="P1"><text:soft-page-break/>ls -la ~/.config/autostart/</text:p>
      <text:p text:style-name="Horizontal_20_Line"/>
      <text:h text:style-name="Heading_20_2" text:outline-level="2">📄 Лицензия</text:h>
      <text:p text:style-name="Text_20_body">Этот проект распространяется под лицензией <text:span text:style-name="Strong_20_Emphasis">GNU General Public License v3.0</text:span>.</text:p>
      <text:p text:style-name="Text_20_body">text</text:p>
      <text:p text:style-name="Preformatted_20_Text">Yandex.Disk Tray - графический индикатор для Яндекс.Диска</text:p>
      <text:p text:style-name="Preformatted_20_Text">Copyright (C) 2024</text:p>
      <text:p text:style-name="Preformatted_20_Text"/>
      <text:p text:style-name="Preformatted_20_Text">Это свободная программа: вы можете распространять и/или изменять её</text:p>
      <text:p text:style-name="Preformatted_20_Text">на условиях Стандартной общественной лицензии GNU в том виде,</text:p>
      <text:p text:style-name="Preformatted_20_Text">в каком она опубликована Фондом свободного программного обеспечения;</text:p>
      <text:p text:style-name="Preformatted_20_Text">либо версии 3 лицензии, либо (по вашему выбору) любой более поздней версии.</text:p>
      <text:p text:style-name="Preformatted_20_Text"/>
      <text:p text:style-name="Preformatted_20_Text">Эта программа распространяется в надежде, что она будет полезной,</text:p>
      <text:p text:style-name="Preformatted_20_Text">но БЕЗ ВСЯКИХ ГАРАНТИЙ; даже без подразумеваемой гарантии ТОВАРНОГО СОСТОЯНИЯ</text:p>
      <text:p text:style-name="P1">или ПРИГОДНОСТИ ДЛЯ ОПРЕДЕЛЁННЫХ ЦЕЛЕЙ. См. Стандартную общественную лицензию GNU.</text:p>
      <text:p text:style-name="Text_20_body">Полный текст лицензии: <text:a xlink:type="simple" xlink:href="https://www.gnu.org/licenses/gpl-3.0.html" office:target-frame-name="_blank" xlink:show="new" text:style-name="Internet_20_link" text:visited-style-name="Visited_20_Internet_20_Link">https://www.gnu.org/licenses/gpl-3.0.html</text:a></text:p>
      <text:p text:style-name="Horizontal_20_Line"/>
      <text:h text:style-name="Heading_20_2" text:outline-level="2">🤝 Вклад в проект</text:h>
      <text:p text:style-name="Text_20_body">Приветствуются любые вклады в развитие проекта:</text:p>
      <text:list text:style-name="L3">
        <text:list-item>
          <text:p text:style-name="P6">🐛 <text:span text:style-name="Strong_20_Emphasis">Сообщения об ошибках</text:span> — через <text:a xlink:type="simple" xlink:href="https://github.com/yourusername/yandex-disk-tray/issues" office:target-frame-name="_blank" xlink:show="new" text:style-name="Internet_20_link" text:visited-style-name="Visited_20_Internet_20_Link">Issues</text:a></text:p>
        </text:list-item>
        <text:list-item>
          <text:p text:style-name="P6">💡 <text:span text:style-name="Strong_20_Emphasis">Предложения по улучшению</text:span> — через <text:a xlink:type="simple" xlink:href="https://github.com/yourusername/yandex-disk-tray/discussions" office:target-frame-name="_blank" xlink:show="new" text:style-name="Internet_20_link" text:visited-style-name="Visited_20_Internet_20_Link">Discussions</text:a></text:p>
        </text:list-item>
        <text:list-item>
          <text:p text:style-name="P6">🔧 <text:span text:style-name="Strong_20_Emphasis">Pull requests</text:span> — с новыми функциями или исправлениями</text:p>
        </text:list-item>
      </text:list>
      <text:h text:style-name="Heading_20_3" text:outline-level="3">Планы на будущее</text:h>
      <text:list text:style-name="L4">
        <text:list-item>
          <text:p text:style-name="P7">Поддержка нескольких аккаунтов</text:p>
        </text:list-item>
        <text:list-item>
          <text:p text:style-name="P7">График синхронизации (пропуск определённых часов)</text:p>
        </text:list-item>
        <text:list-item>
          <text:p text:style-name="P7">Фильтрация файлов и папок</text:p>
        </text:list-item>
        <text:list-item>
          <text:p text:style-name="P7">Интеграция с файловыми менеджерами</text:p>
        </text:list-item>
        <text:list-item>
          <text:p text:style-name="P7">Настройка через графический интерфейс</text:p>
        </text:list-item>
        <text:list-item>
          <text:p text:style-name="P7">Поддержка Windows и macOS</text:p>
        </text:list-item>
      </text:list>
      <text:p text:style-name="Horizontal_20_Line"/>
      <text:h text:style-name="Heading_20_2" text:outline-level="2">📞 Контакты</text:h>
      <text:list text:style-name="L5">
        <text:list-item>
          <text:p text:style-name="P8"><text:span text:style-name="Strong_20_Emphasis">Автор:</text:span> [Ваше имя]</text:p>
        </text:list-item>
        <text:list-item>
          <text:p text:style-name="P8"><text:span text:style-name="Strong_20_Emphasis">Email:</text:span> [ваш email]</text:p>
        </text:list-item>
        <text:list-item>
          <text:p text:style-name="P8"><text:soft-page-break/><text:span text:style-name="Strong_20_Emphasis">GitHub:</text:span> <text:a xlink:type="simple" xlink:href="https://github.com/yourusername" office:target-frame-name="_blank" xlink:show="new" text:style-name="Internet_20_link" text:visited-style-name="Visited_20_Internet_20_Link">https://github.com/yourusername</text:a></text:p>
        </text:list-item>
      </text:list>
      <text:p text:style-name="Horizontal_20_Line"/>
      <text:h text:style-name="Heading_20_2" text:outline-level="2">🙏 Благодарности</text:h>
      <text:list text:style-name="L6">
        <text:list-item>
          <text:p text:style-name="P9"><text:span text:style-name="Strong_20_Emphasis">Яндекс</text:span> — за официальный клиент <text:span text:style-name="Source_20_Text">yandex-disk</text:span></text:p>
        </text:list-item>
        <text:list-item>
          <text:p text:style-name="P9"><text:span text:style-name="Strong_20_Emphasis">Qt Project</text:span> — за отличный фреймворк PyQt6</text:p>
        </text:list-item>
        <text:list-item>
          <text:p text:style-name="P9"><text:span text:style-name="Strong_20_Emphasis">Сообщество Linux</text:span> — за поддержку и тестирование</text:p>
        </text:list-item>
      </text:list>
      <text:p text:style-name="Horizontal_20_Line"/>
      <text:p text:style-name="Text_20_body"><text:span text:style-name="Emphasis">Сделано с ❤️ для пользователей Linux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20:44:18.336895248</meta:creation-date>
    <dc:date>2026-03-21T20:45:14.907373896</dc:date>
    <meta:editing-duration>PT57S</meta:editing-duration>
    <meta:editing-cycles>1</meta:editing-cycles>
    <meta:document-statistic meta:table-count="2" meta:image-count="0" meta:object-count="0" meta:page-count="12" meta:paragraph-count="406" meta:word-count="1666" meta:character-count="14202" meta:non-whitespace-character-count="12348"/>
    <meta:generator>LibreOffice/25.8.5.2$Linux_X86_64 LibreOffice_project/580$Build-2</meta:generator>
  </office:meta>
</office:document-meta>
</file>